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42cm"/>
    </style:style>
    <style:style style:name="co3" style:family="table-column">
      <style:table-column-properties fo:break-before="auto" style:column-width="4.429cm"/>
    </style:style>
    <style:style style:name="co4" style:family="table-column">
      <style:table-column-properties fo:break-before="auto" style:column-width="5.271cm"/>
    </style:style>
    <style:style style:name="co5" style:family="table-column">
      <style:table-column-properties fo:break-before="auto" style:column-width="2.484cm"/>
    </style:style>
    <style:style style:name="co6" style:family="table-column">
      <style:table-column-properties fo:break-before="auto" style:column-width="2.337cm"/>
    </style:style>
    <style:style style:name="co7" style:family="table-column">
      <style:table-column-properties fo:break-before="auto" style:column-width="4.33cm"/>
    </style:style>
    <style:style style:name="co8" style:family="table-column">
      <style:table-column-properties fo:break-before="auto" style:column-width="1.82cm"/>
    </style:style>
    <style:style style:name="co9" style:family="table-column">
      <style:table-column-properties fo:break-before="auto" style:column-width="13.919cm"/>
    </style:style>
    <style:style style:name="co10" style:family="table-column">
      <style:table-column-properties fo:break-before="auto" style:column-width="3.387cm"/>
    </style:style>
    <style:style style:name="ro2" style:family="table-row">
      <style:table-row-properties style:row-height="0.413cm" fo:break-before="auto" style:use-optimal-row-height="true"/>
    </style:style>
    <style:style style:name="ro3" style:family="table-row">
      <style:table-row-properties style:row-height="1.256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41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ext-properties style:font-name="Arial" style:font-name-asian="Arial Unicode MS" style:font-name-complex="Arial Unicode M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Arial" style:font-name-asian="Arial Unicode MS" style:font-name-complex="Arial Unicode MS"/>
    </style:style>
    <style:style style:name="T3" style:family="text">
      <style:text-properties style:font-name="Arial" fo:font-style="italic" style:font-name-asian="Arial Unicode MS" style:font-style-asian="italic" style:font-name-complex="Arial Unicode MS" style:font-style-complex="italic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2" table:default-cell-style-name="Default"/>
        <table:table-row table:style-name="ro3">
          <table:table-cell table:style-name="ce1" office:value-type="string">
            <text:p>Responsable scientifique</text:p>
          </table:table-cell>
          <table:table-cell table:style-name="ce1" office:value-type="string">
            <text:p>Auteur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Editeur</text:p>
          </table:table-cell>
          <table:table-cell table:style-name="ce1" office:value-type="string">
            <text:p>Année</text:p>
          </table:table-cell>
          <table:table-cell table:style-name="ce3" office:value-type="string">
            <text:p>Référence</text:p>
          </table:table-cell>
          <table:table-cell table:style-name="ce3" office:value-type="string">
            <text:p>Mode texte Gallica (oui/non)</text:p>
          </table:table-cell>
          <table:table-cell table:style-name="ce3" office:value-type="string">
            <text:p>mention bibliographique complète</text:p>
          </table:table-cell>
          <table:table-cell table:style-name="ce1" office:value-type="string">
            <text:p>Commentaire</text:p>
          </table:table-cell>
          <table:table-cell table:style-name="ce5" table:number-columns-repeated="1012"/>
        </table:table-row>
        <table:table-row table:style-name="ro4">
          <table:table-cell office:value-type="string">
            <text:p>André Guyaux</text:p>
          </table:table-cell>
          <table:table-cell office:value-type="string">
            <text:p>Pontmartin, Armand de</text:p>
          </table:table-cell>
          <table:table-cell office:value-type="string">
            <text:p>Causeries littéraires</text:p>
          </table:table-cell>
          <table:table-cell office:value-type="string">
            <text:p>Michel Lévy</text:p>
          </table:table-cell>
          <table:table-cell office:value-type="float" office:value="1854">
            <text:p>1854</text:p>
          </table:table-cell>
          <table:table-cell/>
          <table:table-cell office:value-type="string">
            <text:p>BnF</text:p>
          </table:table-cell>
          <table:table-cell table:number-columns-repeated="1014"/>
        </table:table-row>
        <table:table-row table:style-name="ro4">
          <table:table-cell office:value-type="string">
            <text:p>André Guyaux</text:p>
          </table:table-cell>
          <table:table-cell office:value-type="string">
            <text:p>Pontmartin, Armand de</text:p>
          </table:table-cell>
          <table:table-cell office:value-type="string">
            <text:p>Nouvelles Causeries littéraires</text:p>
          </table:table-cell>
          <table:table-cell office:value-type="string">
            <text:p>Michel Lévy</text:p>
          </table:table-cell>
          <table:table-cell office:value-type="float" office:value="1855">
            <text:p>1855</text:p>
          </table:table-cell>
          <table:table-cell/>
          <table:table-cell office:value-type="string">
            <text:p>BnF</text:p>
          </table:table-cell>
          <table:table-cell table:number-columns-repeated="1014"/>
        </table:table-row>
        <table:table-row table:style-name="ro4">
          <table:table-cell office:value-type="string">
            <text:p>André Guyaux</text:p>
          </table:table-cell>
          <table:table-cell office:value-type="string">
            <text:p>Pontmartin, Armand de</text:p>
          </table:table-cell>
          <table:table-cell office:value-type="string">
            <text:p>Dernières Causeries littéraires</text:p>
          </table:table-cell>
          <table:table-cell office:value-type="string">
            <text:p>Michel Lévy</text:p>
          </table:table-cell>
          <table:table-cell office:value-type="float" office:value="1856">
            <text:p>1856</text:p>
          </table:table-cell>
          <table:table-cell/>
          <table:table-cell office:value-type="string">
            <text:p>BnF</text:p>
          </table:table-cell>
          <table:table-cell table:number-columns-repeated="1014"/>
        </table:table-row>
        <table:table-row table:style-name="ro4">
          <table:table-cell office:value-type="string">
            <text:p>André Guyaux</text:p>
          </table:table-cell>
          <table:table-cell office:value-type="string">
            <text:p>Pontmartin, Armand de</text:p>
          </table:table-cell>
          <table:table-cell office:value-type="string">
            <text:p>Causeries du samedi</text:p>
          </table:table-cell>
          <table:table-cell office:value-type="string">
            <text:p>Michel Lévy</text:p>
          </table:table-cell>
          <table:table-cell office:value-type="float" office:value="1857">
            <text:p>1857</text:p>
          </table:table-cell>
          <table:table-cell/>
          <table:table-cell office:value-type="string">
            <text:p>BnF</text:p>
          </table:table-cell>
          <table:table-cell table:number-columns-repeated="1014"/>
        </table:table-row>
        <table:table-row table:style-name="ro4">
          <table:table-cell office:value-type="string">
            <text:p>André Guyaux</text:p>
          </table:table-cell>
          <table:table-cell office:value-type="string">
            <text:p>Pontmartin, Armand de</text:p>
          </table:table-cell>
          <table:table-cell office:value-type="string">
            <text:p>Nouvelles Causeries du samedi</text:p>
          </table:table-cell>
          <table:table-cell office:value-type="string">
            <text:p>Michel Lévy</text:p>
          </table:table-cell>
          <table:table-cell office:value-type="float" office:value="1859">
            <text:p>1859</text:p>
          </table:table-cell>
          <table:table-cell/>
          <table:table-cell office:value-type="string">
            <text:p>BnF</text:p>
          </table:table-cell>
          <table:table-cell table:number-columns-repeated="1014"/>
        </table:table-row>
        <table:table-row table:style-name="ro4">
          <table:table-cell office:value-type="string">
            <text:p>André Guyaux</text:p>
          </table:table-cell>
          <table:table-cell office:value-type="string">
            <text:p>Pontmartin, Armand de</text:p>
          </table:table-cell>
          <table:table-cell office:value-type="string">
            <text:p>Dernières Causeries du samedi</text:p>
          </table:table-cell>
          <table:table-cell office:value-type="string">
            <text:p>Michel Lévy</text:p>
          </table:table-cell>
          <table:table-cell office:value-type="float" office:value="1860">
            <text:p>1860</text:p>
          </table:table-cell>
          <table:table-cell/>
          <table:table-cell office:value-type="string">
            <text:p>BnF</text:p>
          </table:table-cell>
          <table:table-cell table:number-columns-repeated="1014"/>
        </table:table-row>
        <table:table-row table:style-name="ro4">
          <table:table-cell office:value-type="string">
            <text:p>André Guyaux</text:p>
          </table:table-cell>
          <table:table-cell office:value-type="string">
            <text:p>Pontmartin, Armand de</text:p>
          </table:table-cell>
          <table:table-cell office:value-type="string">
            <text:p>Les Semaines littéraires</text:p>
          </table:table-cell>
          <table:table-cell office:value-type="string">
            <text:p>Michel Lévy</text:p>
          </table:table-cell>
          <table:table-cell office:value-type="float" office:value="1861">
            <text:p>1861</text:p>
          </table:table-cell>
          <table:table-cell/>
          <table:table-cell office:value-type="string">
            <text:p>BnF</text:p>
          </table:table-cell>
          <table:table-cell table:number-columns-repeated="1014"/>
        </table:table-row>
        <table:table-row table:style-name="ro4">
          <table:table-cell office:value-type="string">
            <text:p>André Guyaux</text:p>
          </table:table-cell>
          <table:table-cell office:value-type="string">
            <text:p>Pontmartin, Armand de</text:p>
          </table:table-cell>
          <table:table-cell office:value-type="string">
            <text:p>Nouvelles Semaines littéraires</text:p>
          </table:table-cell>
          <table:table-cell office:value-type="string">
            <text:p>Michel Lévy</text:p>
          </table:table-cell>
          <table:table-cell office:value-type="float" office:value="1863">
            <text:p>1863</text:p>
          </table:table-cell>
          <table:table-cell/>
          <table:table-cell office:value-type="string">
            <text:p>BnF</text:p>
          </table:table-cell>
          <table:table-cell table:number-columns-repeated="1014"/>
        </table:table-row>
        <table:table-row table:style-name="ro4">
          <table:table-cell office:value-type="string">
            <text:p>André Guyaux</text:p>
          </table:table-cell>
          <table:table-cell office:value-type="string">
            <text:p>Pontmartin, Armand de</text:p>
          </table:table-cell>
          <table:table-cell office:value-type="string">
            <text:p>Nouveaux Samedis (20 vol.)</text:p>
          </table:table-cell>
          <table:table-cell office:value-type="string">
            <text:p>Michel Lévy</text:p>
          </table:table-cell>
          <table:table-cell office:value-type="string">
            <text:p>1865-1881</text:p>
          </table:table-cell>
          <table:table-cell/>
          <table:table-cell office:value-type="string">
            <text:p>BnF</text:p>
          </table:table-cell>
          <table:table-cell table:number-columns-repeated="1014"/>
        </table:table-row>
        <table:table-row table:style-name="ro4">
          <table:table-cell office:value-type="string">
            <text:p>André Guyaux</text:p>
          </table:table-cell>
          <table:table-cell office:value-type="string">
            <text:p>Pontmartin, Armand de</text:p>
          </table:table-cell>
          <table:table-cell office:value-type="string">
            <text:p>Derniers Samedis (3 vol.)</text:p>
          </table:table-cell>
          <table:table-cell office:value-type="string">
            <text:p>Calmann-Lévy</text:p>
          </table:table-cell>
          <table:table-cell office:value-type="string">
            <text:p>posth. 1891-1892</text:p>
          </table:table-cell>
          <table:table-cell/>
          <table:table-cell office:value-type="string">
            <text:p>BnF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float" office:value="291">
            <text:p>291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Arthénice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Beffroi (Le)</text:p>
          </table:table-cell>
          <table:table-cell table:style-name="ce2"/>
          <table:table-cell table:number-columns-repeated="2"/>
          <table:table-cell office:value-type="string">
            <text:p>Gallica mode image et mode texte  (incomplet)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Ecrits français (Les)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Elan (L’)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Esprit nouveau (L’)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Facettes (Les)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Festin d’Esope (Le)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Feuilles libres (Les)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Gay sçavoir (Le)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Gil Blas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Grande France (La)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Grande Revue (La)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Heure qui sonne (L’)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Intransigeant (L’)</text:p>
          </table:table-cell>
          <table:table-cell table:style-name="ce2"/>
          <table:table-cell table:number-columns-repeated="2"/>
          <table:table-cell office:value-type="string">
            <text:p>Gallica mode image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Lacerba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Argonautes (Les)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Marges (Les)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Lettres modernes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Montjoie  !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Pan</text:p>
          </table:table-cell>
          <table:table-cell table:style-name="ce2"/>
          <table:table-cell table:number-columns-repeated="2"/>
          <table:table-cell office:value-type="string">
            <text:p>Gallica mode image et mode texte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Parthénon (Le)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Phalange (La)</text:p>
          </table:table-cell>
          <table:table-cell table:style-name="ce2"/>
          <table:table-cell table:number-columns-repeated="2"/>
          <table:table-cell office:value-type="string">
            <text:p>Gallica mode image et mode texte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Plume (La)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Poème et drame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Revue blanche (La)</text:p>
          </table:table-cell>
          <table:table-cell table:style-name="ce2"/>
          <table:table-cell table:number-columns-repeated="2"/>
          <table:table-cell office:value-type="string">
            <text:p>Gallica mode image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Revue franco-wallonne (La)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Revue immoraliste 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Revue littéraire de Paris et de Champagne (La)</text:p>
          </table:table-cell>
          <table:table-cell table:style-name="ce2"/>
          <table:table-cell table:number-columns-repeated="2"/>
          <table:table-cell office:value-type="string">
            <text:p>Gallica mode image et (partiellement) mode texte  (incomplet)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Rubriques nouvelles (Les)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Soleil (Le)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Vers et prose</text:p>
          </table:table-cell>
          <table:table-cell table:style-name="ce2"/>
          <table:table-cell table:number-columns-repeated="2"/>
          <table:table-cell office:value-type="string">
            <text:p>Gallica mode image et (partiellement) mode texte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Voce (La)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>
            <text:p>Michel Murat</text:p>
          </table:table-cell>
          <table:table-cell table:style-name="ce2" office:value-type="string">
            <text:p>Périodique</text:p>
          </table:table-cell>
          <table:table-cell table:style-name="ce2" office:value-type="string">
            <text:p>Voile de pourpre (Le)</text:p>
          </table:table-cell>
          <table:table-cell table:style-name="ce2"/>
          <table:table-cell table:number-columns-repeated="1017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Action d’art (L’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Amaryllis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Ame latine (L’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Ame latine (L’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Amitié de France (L’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Antée</text:p>
          </table:table-cell>
          <table:table-cell table:number-columns-repeated="3"/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Arlequin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Art et l’action (L’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Art et la vie (L’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Art libre (L’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Art moderne (L’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Bandeaux d’or (Les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Cahier des Poètes (Le)</text:p>
          </table:table-cell>
          <table:table-cell table:number-columns-repeated="3"/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Cahiers d’aujourd’hui (Les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Centaure (Le)</text:p>
          </table:table-cell>
          <table:table-cell table:number-columns-repeated="3"/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Chimères (Les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Chronique des lettres françaises (La)</text:p>
          </table:table-cell>
          <table:table-cell table:number-columns-repeated="3"/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Coq rouge (Le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Courrier français (Le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Critique (La)</text:p>
          </table:table-cell>
          <table:table-cell table:number-columns-repeated="3"/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Critique indépendante (La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Divan (Le)</text:p>
          </table:table-cell>
          <table:table-cell table:number-columns-repeated="3"/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Durendal <text:s/>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Ecrits français (Les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Ecrits pour l’art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Effort (L’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Effort libre (L’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Enclos (L’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Entretiens politiques et littéraires (Les)</text:p>
          </table:table-cell>
          <table:table-cell table:number-columns-repeated="3"/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Ermitage (L’)</text:p>
          </table:table-cell>
          <table:table-cell table:number-columns-repeated="3"/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Essais (Les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Essor (L’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Europe artiste</text:p>
          </table:table-cell>
          <table:table-cell table:number-columns-repeated="3"/>
          <table:table-cell office:value-type="string">
            <text:p>Gallica mode image et mode text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Feuilles de mai (Les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Flora (La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Foire aux chimères (La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Gazette de France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Guêpes (Les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Hélios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Heures (Les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Hippogriffe (l’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Hommes nouveaux (Les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Horizons (Les)</text:p>
          </table:table-cell>
          <table:table-cell table:number-columns-repeated="3"/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Ibis (Les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Idée (L’)</text:p>
          </table:table-cell>
          <table:table-cell table:number-columns-repeated="3"/>
          <table:table-cell office:value-type="string">
            <text:p>Gallica mode image et mode text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Idée libre (L’)</text:p>
          </table:table-cell>
          <table:table-cell table:number-columns-repeated="3"/>
          <table:table-cell office:value-type="string">
            <text:p>Gallica mode image et mode text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Idée moderne (L’)</text:p>
          </table:table-cell>
          <table:table-cell table:number-columns-repeated="3"/>
          <table:table-cell office:value-type="string">
            <text:p>Gallica mode image et mode text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Idée synthétique (L’) <text:s/>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Ile sonnante (L’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Indépendance (L’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Isis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Jeune Belgique (La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Journal des lettrés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Lettres (Les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Libre Journal (Le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Lutte (La)</text:p>
          </table:table-cell>
          <table:table-cell table:number-columns-repeated="3"/>
          <table:table-cell office:value-type="string">
            <text:p>Gallica mode image et mode text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Magasin littéraire (Le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Marches de Provence (Les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Minerva </text:p>
          </table:table-cell>
          <table:table-cell table:number-columns-repeated="3"/>
          <table:table-cell office:value-type="string">
            <text:p>Gallica mode image et mode text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Nain rouge (Le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Nouvelle Revue (La)</text:p>
          </table:table-cell>
          <table:table-cell table:number-columns-repeated="3"/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Nouvelle Revue moderne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Occident (L’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Pages modernes (Les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Pantagruel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Paris-Journal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Pays de France (Le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Penseur (Le)</text:p>
          </table:table-cell>
          <table:table-cell table:number-columns-repeated="3"/>
          <table:table-cell office:value-type="string">
            <text:p>Gallica mode image et (partiellement) mode text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Petites feuilles (Les) 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Poème et drame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Poèmes (Les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Poesia (Milano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Poésie</text:p>
          </table:table-cell>
          <table:table-cell table:number-columns-repeated="3"/>
          <table:table-cell office:value-type="string">
            <text:p>Gallica mode image et mode text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Proses (Les) 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Province nouvelle (La)</text:p>
          </table:table-cell>
          <table:table-cell table:number-columns-repeated="3"/>
          <table:table-cell office:value-type="string">
            <text:p>Gallica mode image et mode text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enaissance contemporaine (La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enaissance idéaliste (La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enaissance latine (La)</text:p>
          </table:table-cell>
          <table:table-cell table:number-columns-repeated="3"/>
          <table:table-cell office:value-type="string">
            <text:p>Gallica mode image et mode text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enaissance romantique (La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énovation esthétique 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êve et l’idée (Le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éveil (Le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evue (La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evue critique des idées et des livres (La)</text:p>
          </table:table-cell>
          <table:table-cell table:number-columns-repeated="3"/>
          <table:table-cell office:value-type="string">
            <text:p>Gallica mode image et mode text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evue des lettres et des arts</text:p>
          </table:table-cell>
          <table:table-cell table:number-columns-repeated="3"/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evue des poètes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evue dorée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evue du temps présent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evue hebdomadaire<text:tab/></text:p>
          </table:table-cell>
          <table:table-cell table:number-columns-repeated="3"/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evue illustrée (La)</text:p>
          </table:table-cell>
          <table:table-cell table:number-columns-repeated="3"/>
          <table:table-cell office:value-type="string">
            <text:p>Gallica mode image et mode texte (incomplet)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evue impulsionniste 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evue intellectuelle des faits et des œuvres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evue naturiste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evue néo-romantique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Rubriques nouvelles (Les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Scapin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Société nouvelle (La)</text:p>
          </table:table-cell>
          <table:table-cell table:number-columns-repeated="3"/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Stella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Tablettes (Les)</text:p>
          </table:table-cell>
          <table:table-cell table:number-columns-repeated="3"/>
          <table:table-cell office:value-type="string">
            <text:p>Gallica mode image et mode text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Thyrse (Le)</text:p>
          </table:table-cell>
          <table:table-cell table:number-columns-repeated="3"/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Vie (La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Vie des lettres (La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Vie française (La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Visages de la vie (Les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Michel Murat</text:p>
          </table:table-cell>
          <table:table-cell office:value-type="string">
            <text:p>Périodique</text:p>
          </table:table-cell>
          <table:table-cell office:value-type="string">
            <text:p>Wallonie (La)</text:p>
          </table:table-cell>
          <table:table-cell table:number-columns-repeated="5"/>
          <table:table-cell office:value-type="string">
            <text:p>Liste complémentaire</text:p>
          </table:table-cell>
          <table:table-cell table:number-columns-repeated="1012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Brunetière, Ferdinand</text:p>
          </table:table-cell>
          <table:table-cell office:value-type="string">
            <text:p>Histoire de la littérature française classique</text:p>
          </table:table-cell>
          <table:table-cell office:value-type="string">
            <text:p>Delagrave</text:p>
          </table:table-cell>
          <table:table-cell office:value-type="string">
            <text:p>1905-1919</text:p>
          </table:table-cell>
          <table:table-cell table:style-name="Default" office:value-type="string">
            <text:p>http://gallica.bnf.fr/Search?adva=1&amp;adv=1&amp;tri=title_sort&amp;t_relation=%22Notice+d%27ensemble+%3A+http%3A%2F%2Fcatalogue.bnf.fr%2Fark%3A%2F12148%2Fcb318827588%22&amp;lang=fr</text:p>
          </table:table-cell>
          <table:table-cell/>
          <table:table-cell office:value-type="string">
            <text:p>Ferdinand Brunetière, <text:span text:style-name="T1">Histoire de </text:span><text:span text:style-name="T1">la </text:span><text:span text:style-name="T1">littérature </text:span><text:span text:style-name="T1">française </text:span><text:span text:style-name="T1">classique</text:span>, Paris, Delagrave, 1905-1919, 4vol.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Brunetière, Ferdinand</text:p>
          </table:table-cell>
          <table:table-cell office:value-type="string">
            <text:p>L'évolution des genres dans la littérature française</text:p>
          </table:table-cell>
          <table:table-cell office:value-type="string">
            <text:p>Hachette</text:p>
          </table:table-cell>
          <table:table-cell office:value-type="float" office:value="1914">
            <text:p>1914</text:p>
          </table:table-cell>
          <table:table-cell table:style-name="Default" office:value-type="string">
            <text:p>http://gallica.bnf.fr/ark:/12148/bpt6k96275q.r=.langFR</text:p>
          </table:table-cell>
          <table:table-cell/>
          <table:table-cell office:value-type="string">
            <text:p>Ferdinand Brunetière, <text:span text:style-name="T1">L'évolution </text:span><text:span text:style-name="T1">des genres </text:span><text:span text:style-name="T1">dans la </text:span><text:span text:style-name="T1">littérature </text:span><text:span text:style-name="T1">française</text:span>, Paris, Hachette, 1914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Brunetière, Ferdinand</text:p>
          </table:table-cell>
          <table:table-cell office:value-type="string">
            <text:p>Le roman naturaliste</text:p>
          </table:table-cell>
          <table:table-cell office:value-type="string">
            <text:p>Calmann-Lévy</text:p>
          </table:table-cell>
          <table:table-cell office:value-type="float" office:value="1883">
            <text:p>1883</text:p>
          </table:table-cell>
          <table:table-cell table:style-name="Default" office:value-type="string">
            <text:p>http://gallica.bnf.fr/ark:/12148/bpt6k80328t.r=.langFR</text:p>
          </table:table-cell>
          <table:table-cell/>
          <table:table-cell office:value-type="string">
            <text:p>Ferdinand Brunetière, <text:span text:style-name="T1">Le roman </text:span><text:span text:style-name="T1">naturaliste</text:span>, Paris, Calmann-Lévy, 1883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Brunetière, Ferdinand</text:p>
          </table:table-cell>
          <table:table-cell office:value-type="string">
            <text:p>Honoré de Balzac</text:p>
          </table:table-cell>
          <table:table-cell office:value-type="string">
            <text:p>Calmann-Lévy</text:p>
          </table:table-cell>
          <table:table-cell office:value-type="float" office:value="1906">
            <text:p>1906</text:p>
          </table:table-cell>
          <table:table-cell table:style-name="Default" office:value-type="string">
            <text:p>http://gallica.bnf.fr/ark:/12148/bpt6k2013522.r=.langFR</text:p>
          </table:table-cell>
          <table:table-cell/>
          <table:table-cell office:value-type="string">
            <text:p>Ferdinand Brunetière, <text:span text:style-name="T1">Honoré de </text:span><text:span text:style-name="T1">Balzac</text:span>, Paris, Calmann-Lévy, 1906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Brunetière, Ferdinand</text:p>
          </table:table-cell>
          <table:table-cell office:value-type="string">
            <text:p>Histoire et littérature</text:p>
          </table:table-cell>
          <table:table-cell office:value-type="string">
            <text:p>Calmann-Lévy</text:p>
          </table:table-cell>
          <table:table-cell office:value-type="float" office:value="1884">
            <text:p>1884</text:p>
          </table:table-cell>
          <table:table-cell table:style-name="Default" office:value-type="string">
            <text:p>http://gallica.bnf.fr/Search?adva=1&amp;adv=1&amp;tri=title_sort&amp;t_relation=%22Notice+d%27ensemble+%3A+http%3A%2F%2Fcatalogue.bnf.fr%2Fark%3A%2F12148%2Fcb30169971z%22&amp;lang=fr</text:p>
          </table:table-cell>
          <table:table-cell/>
          <table:table-cell office:value-type="string">
            <text:p>Ferdinand Brunetière, <text:span text:style-name="T1">Histoire et </text:span><text:span text:style-name="T1">littérature</text:span>, Paris, Calmann-Lévy, 1884, 2vol.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Brunetière, Ferdinand</text:p>
          </table:table-cell>
          <table:table-cell office:value-type="string">
            <text:p>L'évolution de la poésie lyrique en France au XIXème siècle</text:p>
          </table:table-cell>
          <table:table-cell office:value-type="string">
            <text:p>Hachette</text:p>
          </table:table-cell>
          <table:table-cell office:value-type="float" office:value="1922">
            <text:p>1922</text:p>
          </table:table-cell>
          <table:table-cell table:style-name="Default" office:value-type="string">
            <text:p>http://gallica.bnf.fr/Search?adva=1&amp;adv=1&amp;tri=title_sort&amp;t_relation=%22Notice+d%27ensemble+%3A+http%3A%2F%2Fcatalogue.bnf.fr%2Fark%3A%2F12148%2Fcb38922458b%22&amp;lang=fr</text:p>
          </table:table-cell>
          <table:table-cell/>
          <table:table-cell office:value-type="string">
            <text:p>Ferdinand Brunetière, <text:span text:style-name="T1">L'évolution </text:span><text:span text:style-name="T1">de la </text:span><text:span text:style-name="T1">poésie </text:span><text:span text:style-name="T1">lyrique en </text:span><text:span text:style-name="T1">France au </text:span><text:span text:style-name="T1">XIXème </text:span><text:span text:style-name="T1">siècle</text:span>, Paris, Hachette, 1922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Brunetière, Ferdinand</text:p>
          </table:table-cell>
          <table:table-cell office:value-type="string">
            <text:p>Etudes critiques sur l'histoire de la littérature française</text:p>
          </table:table-cell>
          <table:table-cell office:value-type="string">
            <text:p>Hachette</text:p>
          </table:table-cell>
          <table:table-cell office:value-type="string">
            <text:p>1910-1916</text:p>
          </table:table-cell>
          <table:table-cell table:style-name="Default" office:value-type="string">
            <text:p>http://gallica.bnf.fr/Search?adva=1&amp;adv=1&amp;tri=title_sort&amp;t_relation=%22Notice+d%27ensemble+%3A+http%3A%2F%2Fcatalogue.bnf.fr%2Fark%3A%2F12148%2Fcb372822727%22&amp;lang=fr</text:p>
          </table:table-cell>
          <table:table-cell/>
          <table:table-cell office:value-type="string">
            <text:p>Ferdinand Brunetière, <text:span text:style-name="T1">Etudes </text:span><text:span text:style-name="T1">critiques </text:span><text:span text:style-name="T1">sur </text:span><text:span text:style-name="T1">l'histoire </text:span><text:span text:style-name="T1">de la </text:span><text:span text:style-name="T1">littérature </text:span><text:span text:style-name="T1">française</text:span>, Paris, Hachette, 1910-1916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Brunetière, Ferdinand</text:p>
          </table:table-cell>
          <table:table-cell office:value-type="string">
            <text:p>Les époques du théâtre français</text:p>
          </table:table-cell>
          <table:table-cell office:value-type="string">
            <text:p>Hachette</text:p>
          </table:table-cell>
          <table:table-cell office:value-type="string">
            <text:p>1891-1892</text:p>
          </table:table-cell>
          <table:table-cell table:style-name="Default" office:value-type="string">
            <text:p>http://gallica.bnf.fr/ark:/12148/bpt6k2050362.r=.langFR</text:p>
          </table:table-cell>
          <table:table-cell/>
          <table:table-cell office:value-type="string">
            <text:p>Ferdinand Brunetière, <text:span text:style-name="T1">Les </text:span><text:span text:style-name="T1">époques </text:span><text:span text:style-name="T1">du théâtre </text:span><text:span text:style-name="T1">français</text:span>, 1636-1850, Hachette,  1891-1892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Taine, Hippolyte</text:p>
          </table:table-cell>
          <table:table-cell office:value-type="string">
            <text:p>Histoire de la littérature anglaise</text:p>
          </table:table-cell>
          <table:table-cell office:value-type="string">
            <text:p>Hachette</text:p>
          </table:table-cell>
          <table:table-cell office:value-type="string">
            <text:p>1866-1878</text:p>
          </table:table-cell>
          <table:table-cell table:style-name="Default" office:value-type="string">
            <text:p>http://gallica.bnf.fr/ark:/12148/bpt6k201421z.r=.langFR</text:p>
          </table:table-cell>
          <table:table-cell/>
          <table:table-cell office:value-type="string">
            <text:p>Hippolyte Taine, <text:span text:style-name="T1">Histoire de </text:span><text:span text:style-name="T1">la </text:span><text:span text:style-name="T1">littérature </text:span><text:span text:style-name="T1">anglaise</text:span>, Paris, Hachette, 1866-1878, vol. 1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Taine, Hippolyte</text:p>
          </table:table-cell>
          <table:table-cell office:value-type="string">
            <text:p>Histoire de la littérature anglaise</text:p>
          </table:table-cell>
          <table:table-cell office:value-type="string">
            <text:p>Hachette</text:p>
          </table:table-cell>
          <table:table-cell office:value-type="string">
            <text:p>1866-1877</text:p>
          </table:table-cell>
          <table:table-cell table:style-name="Default" office:value-type="string">
            <text:p>http://gallica.bnf.fr/ark:/12148/bpt6k201422b.r=.langFR</text:p>
          </table:table-cell>
          <table:table-cell/>
          <table:table-cell office:value-type="string">
            <text:p>Hippolyte Taine, <text:span text:style-name="T1">Histoire de </text:span><text:span text:style-name="T1">la </text:span><text:span text:style-name="T1">littérature </text:span><text:span text:style-name="T1">anglaise</text:span>, Paris, Hachette, 1866-1878, vol. 2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Taine, Hippolyte</text:p>
          </table:table-cell>
          <table:table-cell office:value-type="string">
            <text:p>Histoire de la littérature anglaise</text:p>
          </table:table-cell>
          <table:table-cell office:value-type="string">
            <text:p>Hachette</text:p>
          </table:table-cell>
          <table:table-cell office:value-type="string">
            <text:p>1866-1876</text:p>
          </table:table-cell>
          <table:table-cell table:style-name="Default" office:value-type="string">
            <text:p>http://gallica.bnf.fr/ark:/12148/bpt6k201423q.r=.langFR</text:p>
          </table:table-cell>
          <table:table-cell/>
          <table:table-cell office:value-type="string">
            <text:p>Hippolyte Taine, <text:span text:style-name="T1">Histoire de </text:span><text:span text:style-name="T1">la </text:span><text:span text:style-name="T1">littérature </text:span><text:span text:style-name="T1">anglaise</text:span>, Paris, Hachette, 1866-1878, vol. 3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Taine, Hippolyte</text:p>
          </table:table-cell>
          <table:table-cell office:value-type="string">
            <text:p>Histoire de la littérature anglaise</text:p>
          </table:table-cell>
          <table:table-cell office:value-type="string">
            <text:p>Hachette</text:p>
          </table:table-cell>
          <table:table-cell office:value-type="string">
            <text:p>1866-1875</text:p>
          </table:table-cell>
          <table:table-cell table:style-name="Default" office:value-type="string">
            <text:p>http://gallica.bnf.fr/ark:/12148/bpt6k2014243.r=.langFR</text:p>
          </table:table-cell>
          <table:table-cell/>
          <table:table-cell office:value-type="string">
            <text:p>Hippolyte Taine, <text:span text:style-name="T1">Histoire de </text:span><text:span text:style-name="T1">la </text:span><text:span text:style-name="T1">littérature </text:span><text:span text:style-name="T1">anglaise</text:span>, Paris, Hachette, 1866-1878, vol. 4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Taine, Hippolyte</text:p>
          </table:table-cell>
          <table:table-cell office:value-type="string">
            <text:p>Histoire de la littérature anglaise</text:p>
          </table:table-cell>
          <table:table-cell office:value-type="string">
            <text:p>Hachette</text:p>
          </table:table-cell>
          <table:table-cell office:value-type="string">
            <text:p>1866-1874</text:p>
          </table:table-cell>
          <table:table-cell table:style-name="Default" office:value-type="string">
            <text:p>http://gallica.bnf.fr/ark:/12148/bpt6k201425g.r=.langFR</text:p>
          </table:table-cell>
          <table:table-cell/>
          <table:table-cell office:value-type="string">
            <text:p>Hippolyte Taine, <text:span text:style-name="T1">Histoire de </text:span><text:span text:style-name="T1">la </text:span><text:span text:style-name="T1">littérature </text:span><text:span text:style-name="T1">anglaise</text:span>, Paris, Hachette, 1866-1878, vol. 5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Taine, Hippolyte</text:p>
          </table:table-cell>
          <table:table-cell office:value-type="string">
            <text:p>La Fontaine et ses fables</text:p>
          </table:table-cell>
          <table:table-cell office:value-type="string">
            <text:p>Joubert</text:p>
          </table:table-cell>
          <table:table-cell office:value-type="float" office:value="1853">
            <text:p>1853</text:p>
          </table:table-cell>
          <table:table-cell table:style-name="Default" office:value-type="string">
            <text:p>http://gallica.bnf.fr/ark:/12148/bpt6k5707924c.r=.langFR</text:p>
          </table:table-cell>
          <table:table-cell/>
          <table:table-cell office:value-type="string">
            <text:p>Hippolyte Taine, <text:span text:style-name="T1">La </text:span><text:span text:style-name="T1">Fontaine </text:span><text:span text:style-name="T1">et ses </text:span><text:span text:style-name="T1">fables</text:span>, Paris, Joubert, 1853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Lanson, Gustave</text:p>
          </table:table-cell>
          <table:table-cell office:value-type="string">
            <text:p>Boileau</text:p>
          </table:table-cell>
          <table:table-cell office:value-type="string">
            <text:p>Hachette</text:p>
          </table:table-cell>
          <table:table-cell office:value-type="float" office:value="1919">
            <text:p>1919</text:p>
          </table:table-cell>
          <table:table-cell table:style-name="Default" office:value-type="string">
            <text:p>http://gallica.bnf.fr/ark:/12148/bpt6k114222k.r=.langFR</text:p>
          </table:table-cell>
          <table:table-cell/>
          <table:table-cell office:value-type="string">
            <text:p>Gustave Lanson, <text:span text:style-name="T1">Boileau</text:span>, Paris, Hachette, 1919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Lanson, Gustave</text:p>
          </table:table-cell>
          <table:table-cell office:value-type="string">
            <text:p>Esquisse d'une histoire de la tragédie française</text:p>
          </table:table-cell>
          <table:table-cell office:value-type="string">
            <text:p>Hachette</text:p>
          </table:table-cell>
          <table:table-cell office:value-type="float" office:value="1920">
            <text:p>1920</text:p>
          </table:table-cell>
          <table:table-cell table:style-name="Default" office:value-type="string">
            <text:p>http://gallica.bnf.fr/ark:/12148/bpt6k5567603b.r=.langFR</text:p>
          </table:table-cell>
          <table:table-cell/>
          <table:table-cell office:value-type="string">
            <text:p>Gustave Lanson, <text:span text:style-name="T1">Esquisse </text:span><text:span text:style-name="T1">d'une </text:span><text:span text:style-name="T1">histoire de </text:span><text:span text:style-name="T1">la tragédie </text:span><text:span text:style-name="T1">française</text:span>, Paris, Hachette, 1920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Lanson, Gustave</text:p>
          </table:table-cell>
          <table:table-cell office:value-type="string">
            <text:p>Histoire illustrée de la littérature française</text:p>
          </table:table-cell>
          <table:table-cell office:value-type="string">
            <text:p>Hachette</text:p>
          </table:table-cell>
          <table:table-cell office:value-type="float" office:value="1923">
            <text:p>1923</text:p>
          </table:table-cell>
          <table:table-cell table:style-name="Default" office:value-type="string">
            <text:p>http://gallica.bnf.fr/Search?adva=1&amp;adv=1&amp;tri=title_sort&amp;t_relation=%22Notice+d%27ensemble+%3A+http%3A%2F%2Fcatalogue.bnf.fr%2Fark%3A%2F12148%2Fcb30737282m%22&amp;lang=fr</text:p>
          </table:table-cell>
          <table:table-cell/>
          <table:table-cell office:value-type="string">
            <text:p>Gustave Lanson, <text:span text:style-name="T1">Histoire </text:span><text:span text:style-name="T1">illustrée de </text:span><text:span text:style-name="T1">la </text:span><text:span text:style-name="T1">littérature </text:span><text:span text:style-name="T1">française</text:span>, Paris, Hachette, 1923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Lanson, Gustave</text:p>
          </table:table-cell>
          <table:table-cell office:value-type="string">
            <text:p>Méthodes de l'histoire littéraire</text:p>
          </table:table-cell>
          <table:table-cell office:value-type="string">
            <text:p>Les Belles Lettres</text:p>
          </table:table-cell>
          <table:table-cell office:value-type="float" office:value="1925">
            <text:p>1925</text:p>
          </table:table-cell>
          <table:table-cell table:style-name="Default" office:value-type="string">
            <text:p>http://gallica.bnf.fr/ark:/12148/bpt6k114231j.r=.langFR</text:p>
          </table:table-cell>
          <table:table-cell/>
          <table:table-cell office:value-type="string">
            <text:p>Gustave Lanson, <text:span text:style-name="T1">Méthodes </text:span><text:span text:style-name="T1">de </text:span><text:span text:style-name="T1">l'histoire </text:span><text:span text:style-name="T1">littéraire</text:span>, Paris, Les Belles Lettres, 1925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Lanson, Gustave</text:p>
          </table:table-cell>
          <table:table-cell office:value-type="string">
            <text:p>Voltaire</text:p>
          </table:table-cell>
          <table:table-cell office:value-type="string">
            <text:p>Hachette</text:p>
          </table:table-cell>
          <table:table-cell office:value-type="float" office:value="1906">
            <text:p>1906</text:p>
          </table:table-cell>
          <table:table-cell table:style-name="Default" office:value-type="string">
            <text:p>http://gallica.bnf.fr/ark:/12148/bpt6k213784w.r=.langFR</text:p>
          </table:table-cell>
          <table:table-cell/>
          <table:table-cell office:value-type="string">
            <text:p>Gustave Lanson, <text:span text:style-name="T1">Voltaire</text:span>, Paris, Hachette, 1906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Gourmont, Remy de</text:p>
          </table:table-cell>
          <table:table-cell office:value-type="string">
            <text:p>Le problème du style</text:p>
          </table:table-cell>
          <table:table-cell office:value-type="string">
            <text:p>Mercure de France</text:p>
          </table:table-cell>
          <table:table-cell office:value-type="float" office:value="1902">
            <text:p>1902</text:p>
          </table:table-cell>
          <table:table-cell table:style-name="Default" office:value-type="string">
            <text:p>http://gallica.bnf.fr/ark:/12148/bpt6k99853s.r=.langFR</text:p>
          </table:table-cell>
          <table:table-cell/>
          <table:table-cell office:value-type="string">
            <text:p>Rémy de Gourmont, <text:span text:style-name="T1">Le </text:span><text:span text:style-name="T1">problème </text:span><text:span text:style-name="T1">du style</text:span>, Paris, Mercure de France, 1902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Gourmont, Remy de</text:p>
          </table:table-cell>
          <table:table-cell office:value-type="string">
            <text:p>Promenades littéraires</text:p>
          </table:table-cell>
          <table:table-cell office:value-type="string">
            <text:p>Mercure de France</text:p>
          </table:table-cell>
          <table:table-cell office:value-type="string">
            <text:p>1913-1929</text:p>
          </table:table-cell>
          <table:table-cell table:style-name="Default" office:value-type="string">
            <text:p>http://gallica.bnf.fr/ark:/12148/bpt6k235056.r=.langFR</text:p>
          </table:table-cell>
          <table:table-cell/>
          <table:table-cell office:value-type="string">
            <text:p>Rémy de Gourmont, <text:span text:style-name="T1">Promenad</text:span><text:span text:style-name="T1">es </text:span><text:span text:style-name="T1">littéraires</text:span>, Paris, Mercure de France, 1913-1929, vol. 1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Gourmont, Remy de</text:p>
          </table:table-cell>
          <table:table-cell office:value-type="string">
            <text:p>Promenades littéraires</text:p>
          </table:table-cell>
          <table:table-cell office:value-type="string">
            <text:p>Mercure de France</text:p>
          </table:table-cell>
          <table:table-cell office:value-type="string">
            <text:p>1913-1928</text:p>
          </table:table-cell>
          <table:table-cell table:style-name="Default" office:value-type="string">
            <text:p>http://gallica.bnf.fr/ark:/12148/bpt6k23506j.r=.langFR</text:p>
          </table:table-cell>
          <table:table-cell/>
          <table:table-cell office:value-type="string">
            <text:p>Rémy de Gourmont, <text:span text:style-name="T1">Promenad</text:span><text:span text:style-name="T1">es </text:span><text:span text:style-name="T1">littéraires</text:span>, Paris, Mercure de France, 1913-1929, vol. 2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Gourmont, Remy de</text:p>
          </table:table-cell>
          <table:table-cell office:value-type="string">
            <text:p>Promenades littéraires</text:p>
          </table:table-cell>
          <table:table-cell office:value-type="string">
            <text:p>Mercure de France</text:p>
          </table:table-cell>
          <table:table-cell office:value-type="string">
            <text:p>1913-1927</text:p>
          </table:table-cell>
          <table:table-cell table:style-name="Default" office:value-type="string">
            <text:p>http://gallica.bnf.fr/ark:/12148/bpt6k23507w.r=.langFR</text:p>
          </table:table-cell>
          <table:table-cell/>
          <table:table-cell office:value-type="string">
            <text:p>Rémy de Gourmont, <text:span text:style-name="T1">Promenad</text:span><text:span text:style-name="T1">es </text:span><text:span text:style-name="T1">littéraires</text:span>, Paris, Mercure de France, 1913-1929, vol. 3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Gourmont, Remy de</text:p>
          </table:table-cell>
          <table:table-cell office:value-type="string">
            <text:p>Promenades littéraires</text:p>
          </table:table-cell>
          <table:table-cell office:value-type="string">
            <text:p>Mercure de France</text:p>
          </table:table-cell>
          <table:table-cell office:value-type="string">
            <text:p>1913-1926</text:p>
          </table:table-cell>
          <table:table-cell table:style-name="Default" office:value-type="string">
            <text:p>http://gallica.bnf.fr/ark:/12148/bpt6k235087.r=.langFR</text:p>
          </table:table-cell>
          <table:table-cell/>
          <table:table-cell office:value-type="string">
            <text:p>Rémy de Gourmont, <text:span text:style-name="T1">Promenad</text:span><text:span text:style-name="T1">es </text:span><text:span text:style-name="T1">littéraires</text:span>, Paris, Mercure de France, 1913-1929, vol. 4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Gourmont, Remy de</text:p>
          </table:table-cell>
          <table:table-cell office:value-type="string">
            <text:p>Promenades littéraires</text:p>
          </table:table-cell>
          <table:table-cell office:value-type="string">
            <text:p>Mercure de France</text:p>
          </table:table-cell>
          <table:table-cell office:value-type="string">
            <text:p>1913-1925</text:p>
          </table:table-cell>
          <table:table-cell table:style-name="Default" office:value-type="string">
            <text:p>http://gallica.bnf.fr/ark:/12148/bpt6k23509k.r=.langFR</text:p>
          </table:table-cell>
          <table:table-cell/>
          <table:table-cell office:value-type="string">
            <text:p>Rémy de Gourmont, <text:span text:style-name="T1">Promenad</text:span><text:span text:style-name="T1">es </text:span><text:span text:style-name="T1">littéraires</text:span>, Paris, Mercure de France, 1913-1929, vol. 5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Gourmont, Remy de</text:p>
          </table:table-cell>
          <table:table-cell office:value-type="string">
            <text:p>Promenades littéraires</text:p>
          </table:table-cell>
          <table:table-cell office:value-type="string">
            <text:p>Mercure de France</text:p>
          </table:table-cell>
          <table:table-cell office:value-type="string">
            <text:p>1913-1924</text:p>
          </table:table-cell>
          <table:table-cell table:style-name="Default" office:value-type="string">
            <text:p>http://gallica.bnf.fr/ark:/12148/bpt6k23510s.r=.langFR</text:p>
          </table:table-cell>
          <table:table-cell/>
          <table:table-cell table:style-name="ce4" office:value-type="string">
            <text:p><text:span text:style-name="T2">Rémy de </text:span><text:span text:style-name="T2">Gourmont, </text:span><text:span text:style-name="T3">Promenad</text:span><text:span text:style-name="T3">es </text:span><text:span text:style-name="T3">littéraires</text:span><text:span text:style-name="T2">, </text:span><text:span text:style-name="T2">Paris, </text:span><text:span text:style-name="T2">Mercure </text:span><text:span text:style-name="T2">de France, </text:span><text:span text:style-name="T2">1913-</text:span><text:span text:style-name="T2">1929, vol. </text:span><text:span text:style-name="T2">6</text:span>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Gourmont, Remy de</text:p>
          </table:table-cell>
          <table:table-cell office:value-type="string">
            <text:p>Promenades littéraires</text:p>
          </table:table-cell>
          <table:table-cell office:value-type="string">
            <text:p>Mercure de France</text:p>
          </table:table-cell>
          <table:table-cell office:value-type="string">
            <text:p>1913-1923</text:p>
          </table:table-cell>
          <table:table-cell table:style-name="Default" office:value-type="string">
            <text:p>http://gallica.bnf.fr/ark:/12148/bpt6k235114.r=.langFR</text:p>
          </table:table-cell>
          <table:table-cell/>
          <table:table-cell office:value-type="string">
            <text:p>Rémy de Gourmont, <text:span text:style-name="T1">Promenad</text:span><text:span text:style-name="T1">es </text:span><text:span text:style-name="T1">littéraires</text:span>, Paris, Mercure de France, 1913-1929, vol. 7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Gourmont, Remy de</text:p>
          </table:table-cell>
          <table:table-cell office:value-type="string">
            <text:p>Esthétique de la langue française</text:p>
          </table:table-cell>
          <table:table-cell office:value-type="string">
            <text:p>Mercure de France</text:p>
          </table:table-cell>
          <table:table-cell office:value-type="float" office:value="1899">
            <text:p>1899</text:p>
          </table:table-cell>
          <table:table-cell table:style-name="Default" office:value-type="string">
            <text:p>http://gallica.bnf.fr/ark:/12148/bpt6k295676.r=.langFR</text:p>
          </table:table-cell>
          <table:table-cell/>
          <table:table-cell office:value-type="string">
            <text:p>Rémy de Gourmont, <text:span text:style-name="T1">Esthétique </text:span><text:span text:style-name="T1">de la </text:span><text:span text:style-name="T1">langue </text:span><text:span text:style-name="T1">française</text:span>, Paris, Mercure de France, 1899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Souriau, Paul</text:p>
          </table:table-cell>
          <table:table-cell office:value-type="string">
            <text:p>La rêverie esthétique. Essai sur la psychologie du poète</text:p>
          </table:table-cell>
          <table:table-cell office:value-type="string">
            <text:p>Alcan</text:p>
          </table:table-cell>
          <table:table-cell office:value-type="float" office:value="1906">
            <text:p>1906</text:p>
          </table:table-cell>
          <table:table-cell table:style-name="Default" office:value-type="string">
            <text:p>http://gallica.bnf.fr/ark:/12148/bpt6k55802411.r=.langFR</text:p>
          </table:table-cell>
          <table:table-cell/>
          <table:table-cell office:value-type="string">
            <text:p>Paul Souriau, <text:span text:style-name="T1">La rêverie </text:span><text:span text:style-name="T1">esthétique. </text:span><text:span text:style-name="T1">Essai sur </text:span><text:span text:style-name="T1">la </text:span><text:span text:style-name="T1">psychologi</text:span><text:span text:style-name="T1">e du </text:span><text:span text:style-name="T1">poète</text:span>, Paris, Alcan, 1906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Dornis, Jean</text:p>
          </table:table-cell>
          <table:table-cell office:value-type="string">
            <text:p>La sensibilité dans la poésie française</text:p>
          </table:table-cell>
          <table:table-cell office:value-type="string">
            <text:p>Fayard</text:p>
          </table:table-cell>
          <table:table-cell office:value-type="float" office:value="1912">
            <text:p>1912</text:p>
          </table:table-cell>
          <table:table-cell table:style-name="Default" office:value-type="string">
            <text:p>http://gallica.bnf.fr/ark:/12148/bpt6k113936b.r=.langFR</text:p>
          </table:table-cell>
          <table:table-cell/>
          <table:table-cell office:value-type="string">
            <text:p>Jean Dornis, <text:span text:style-name="T1">La </text:span><text:span text:style-name="T1">sensibilité </text:span><text:span text:style-name="T1">dans la </text:span><text:span text:style-name="T1">poésie </text:span><text:span text:style-name="T1">française</text:span>, Paris, Fayard, 1912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Thibaudet, Albert</text:p>
          </table:table-cell>
          <table:table-cell office:value-type="string">
            <text:p>La poésie de Stéphane Mallarmé</text:p>
          </table:table-cell>
          <table:table-cell office:value-type="string">
            <text:p>NRF</text:p>
          </table:table-cell>
          <table:table-cell office:value-type="float" office:value="1912">
            <text:p>1912</text:p>
          </table:table-cell>
          <table:table-cell table:style-name="Default" office:value-type="string">
            <text:p>http://fr.wikisource.org/wiki/La_Po%C3%A9sie_de_St%C3%A9phane_Mallarm%C3%A9</text:p>
          </table:table-cell>
          <table:table-cell/>
          <table:table-cell office:value-type="string">
            <text:p>Albert Thibaudet, <text:span text:style-name="T1">La poésie </text:span><text:span text:style-name="T1">de </text:span><text:span text:style-name="T1">Stéphane </text:span><text:span text:style-name="T1">Mallarmé</text:span>, Paris, NRF, 1912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Thibaudet, Albert</text:p>
          </table:table-cell>
          <table:table-cell office:value-type="string">
            <text:p>La poésie de Stéphane Mallarmé</text:p>
          </table:table-cell>
          <table:table-cell office:value-type="string">
            <text:p>NRF</text:p>
          </table:table-cell>
          <table:table-cell office:value-type="float" office:value="1912">
            <text:p>1912</text:p>
          </table:table-cell>
          <table:table-cell table:style-name="Default" office:value-type="string">
            <text:p>http://gallica.bnf.fr/ark:/12148/bpt6k5679799q.r=.langFR</text:p>
          </table:table-cell>
          <table:table-cell/>
          <table:table-cell office:value-type="string">
            <text:p>Albert Thibaudet, <text:span text:style-name="T1">La poésie </text:span><text:span text:style-name="T1">de </text:span><text:span text:style-name="T1">Stéphane </text:span><text:span text:style-name="T1">Mallarmé</text:span>, Paris, NRF, 1912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Thibaudet, Albert</text:p>
          </table:table-cell>
          <table:table-cell office:value-type="string">
            <text:p>Gustave Flaubert</text:p>
          </table:table-cell>
          <table:table-cell office:value-type="string">
            <text:p>Gallimard</text:p>
          </table:table-cell>
          <table:table-cell office:value-type="float" office:value="1922">
            <text:p>1922</text:p>
          </table:table-cell>
          <table:table-cell table:style-name="Default" office:value-type="string">
            <text:p>http://fr.wikisource.org/wiki/Gustave_Flaubert_%28Thibaudet%29</text:p>
          </table:table-cell>
          <table:table-cell/>
          <table:table-cell office:value-type="string">
            <text:p>Albert Thibaudet, <text:span text:style-name="T1">Gustave </text:span><text:span text:style-name="T1">Flaubert</text:span>, Paris, Gallimard, 1922 [1935]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Thibaudet, Albert</text:p>
          </table:table-cell>
          <table:table-cell office:value-type="string">
            <text:p>Gustave Flaubert</text:p>
          </table:table-cell>
          <table:table-cell office:value-type="string">
            <text:p>Gallimard</text:p>
          </table:table-cell>
          <table:table-cell office:value-type="float" office:value="1922">
            <text:p>1922</text:p>
          </table:table-cell>
          <table:table-cell table:style-name="Default" office:value-type="string">
            <text:p>http://gallica.bnf.fr/ark:/12148/bpt6k23146p.r=.langFR</text:p>
          </table:table-cell>
          <table:table-cell/>
          <table:table-cell office:value-type="string">
            <text:p>Albert Thibaudet, <text:span text:style-name="T1">Gustave </text:span><text:span text:style-name="T1">Flaubert</text:span>, Paris, Gallimard, 1922 [1935]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Thibaudet, Albert</text:p>
          </table:table-cell>
          <table:table-cell office:value-type="string">
            <text:p>Paul Valéry</text:p>
          </table:table-cell>
          <table:table-cell office:value-type="string">
            <text:p>Grasset</text:p>
          </table:table-cell>
          <table:table-cell office:value-type="float" office:value="1923">
            <text:p>1923</text:p>
          </table:table-cell>
          <table:table-cell table:style-name="Default" office:value-type="string">
            <text:p>http://gallica.bnf.fr/ark:/12148/bpt6k5452419f.r=.langFR</text:p>
          </table:table-cell>
          <table:table-cell/>
          <table:table-cell office:value-type="string">
            <text:p>Albert Thibaudet, <text:span text:style-name="T1">Paul </text:span><text:span text:style-name="T1">Valéry</text:span>, Paris, Grasset, 1923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Thibaudet, Albert</text:p>
          </table:table-cell>
          <table:table-cell office:value-type="string">
            <text:p>Histoire de la littérature française de 1789 à nos jours</text:p>
          </table:table-cell>
          <table:table-cell office:value-type="string">
            <text:p>Stock</text:p>
          </table:table-cell>
          <table:table-cell office:value-type="float" office:value="1936">
            <text:p>1936</text:p>
          </table:table-cell>
          <table:table-cell table:style-name="Default" office:value-type="string">
            <text:p>http://gallica.bnf.fr/ark:/12148/bpt6k6276700w.r=.langFR</text:p>
          </table:table-cell>
          <table:table-cell/>
          <table:table-cell office:value-type="string">
            <text:p>Albert Thibaudet, <text:span text:style-name="T1">Histoire de </text:span><text:span text:style-name="T1">la </text:span><text:span text:style-name="T1">littérature </text:span><text:span text:style-name="T1">française </text:span><text:span text:style-name="T1">de 1789 à </text:span><text:span text:style-name="T1">nos jours</text:span>, Paris, Stock, 1936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Thibaudet, Albert</text:p>
          </table:table-cell>
          <table:table-cell office:value-type="string">
            <text:p>La République des professeurs</text:p>
          </table:table-cell>
          <table:table-cell/>
          <table:table-cell office:value-type="float" office:value="1927">
            <text:p>1927</text:p>
          </table:table-cell>
          <table:table-cell table:style-name="Default" office:value-type="string">
            <text:p>http://gallica.bnf.fr/ark:/12148/bpt6k5453944j.r=.langFR</text:p>
          </table:table-cell>
          <table:table-cell/>
          <table:table-cell office:value-type="string">
            <text:p>Albert Thibaudet, <text:span text:style-name="T1">La </text:span><text:span text:style-name="T1">Républiqu</text:span><text:span text:style-name="T1">e des </text:span><text:span text:style-name="T1">professeur</text:span><text:span text:style-name="T1">s</text:span>,  1927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Thibaudet, Albert</text:p>
          </table:table-cell>
          <table:table-cell office:value-type="string">
            <text:p>Réflexions sur la critique</text:p>
          </table:table-cell>
          <table:table-cell office:value-type="string">
            <text:p>Gallimard</text:p>
          </table:table-cell>
          <table:table-cell office:value-type="float" office:value="1939">
            <text:p>1939</text:p>
          </table:table-cell>
          <table:table-cell table:style-name="Default" office:value-type="string">
            <text:p>http://gallica.bnf.fr/ark:/12148/bpt6k5453889s.r=.langFR</text:p>
          </table:table-cell>
          <table:table-cell/>
          <table:table-cell office:value-type="string">
            <text:p>Albert Thibaudet, <text:span text:style-name="T1">Réflexions </text:span><text:span text:style-name="T1">sur la </text:span><text:span text:style-name="T1">critique</text:span>, Paris, Gallimard, 1939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Thibaudet, Albert</text:p>
          </table:table-cell>
          <table:table-cell office:value-type="string">
            <text:p>La campagne avec Thucydide</text:p>
          </table:table-cell>
          <table:table-cell/>
          <table:table-cell office:value-type="float" office:value="1922">
            <text:p>1922</text:p>
          </table:table-cell>
          <table:table-cell table:style-name="Default" office:value-type="string">
            <text:p>http://gallica.bnf.fr/ark:/12148/bpt6k5455844t.r=.langFR</text:p>
          </table:table-cell>
          <table:table-cell/>
          <table:table-cell office:value-type="string">
            <text:p>Albert Thibaudet, <text:span text:style-name="T1">La </text:span><text:span text:style-name="T1">campagne </text:span><text:span text:style-name="T1">avec </text:span><text:span text:style-name="T1">Thucydide</text:span>,  1922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Gillouin, René</text:p>
          </table:table-cell>
          <table:table-cell office:value-type="string">
            <text:p>Essais de critique littéraire et philosophique</text:p>
          </table:table-cell>
          <table:table-cell/>
          <table:table-cell office:value-type="string">
            <text:p>1913-1923</text:p>
          </table:table-cell>
          <table:table-cell table:number-columns-repeated="2"/>
          <table:table-cell office:value-type="string">
            <text:p>René Gillouin, <text:span text:style-name="T1">Essais de </text:span><text:span text:style-name="T1">critique </text:span><text:span text:style-name="T1">littéraire et </text:span><text:span text:style-name="T1">philosophi</text:span><text:span text:style-name="T1">que</text:span>, Paris,  ?, 1913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Du Bos, Charles</text:p>
          </table:table-cell>
          <table:table-cell office:value-type="string">
            <text:p>Le dialogue avec André Gide</text:p>
          </table:table-cell>
          <table:table-cell office:value-type="string">
            <text:p>Au Sans-Pareil</text:p>
          </table:table-cell>
          <table:table-cell office:value-type="float" office:value="1926">
            <text:p>1926</text:p>
          </table:table-cell>
          <table:table-cell table:number-columns-repeated="2"/>
          <table:table-cell office:value-type="string">
            <text:p>Charles Du Bos, <text:span text:style-name="T1">Le </text:span><text:span text:style-name="T1">dialogue </text:span><text:span text:style-name="T1">avec </text:span><text:span text:style-name="T1">André </text:span><text:span text:style-name="T1">Gide</text:span>, Paris, Au Sans-Pareil, 1926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Du Bos, Charles</text:p>
          </table:table-cell>
          <table:table-cell office:value-type="string">
            <text:p>Qu'est-ce que la littérature ?</text:p>
          </table:table-cell>
          <table:table-cell office:value-type="string">
            <text:p>Plon</text:p>
          </table:table-cell>
          <table:table-cell office:value-type="float" office:value="1945">
            <text:p>1945</text:p>
          </table:table-cell>
          <table:table-cell table:number-columns-repeated="2"/>
          <table:table-cell office:value-type="string">
            <text:p>Charles Du Bos, <text:span text:style-name="T1">Qu'est-ce </text:span><text:span text:style-name="T1">que la </text:span><text:span text:style-name="T1">littérature </text:span><text:span text:style-name="T1">?</text:span>, Paris, Plon 1945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Du Bos, Charles</text:p>
          </table:table-cell>
          <table:table-cell office:value-type="string">
            <text:p>Approximations</text:p>
          </table:table-cell>
          <table:table-cell office:value-type="string">
            <text:p>Editions Corrêa</text:p>
          </table:table-cell>
          <table:table-cell office:value-type="string">
            <text:p>1927-1937</text:p>
          </table:table-cell>
          <table:table-cell table:number-columns-repeated="2"/>
          <table:table-cell office:value-type="string">
            <text:p>Charles Du Bos, <text:span text:style-name="T1">Approxima</text:span><text:span text:style-name="T1">tions</text:span> [7 séries], Paris, Editions Corrêa, 1927-1937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Du Bos, Charles</text:p>
          </table:table-cell>
          <table:table-cell office:value-type="string">
            <text:p>Jacques Rivière et la féconde humilité</text:p>
          </table:table-cell>
          <table:table-cell/>
          <table:table-cell office:value-type="float" office:value="1926">
            <text:p>1926</text:p>
          </table:table-cell>
          <table:table-cell table:number-columns-repeated="2"/>
          <table:table-cell office:value-type="string">
            <text:p>Charles Du Bos, <text:span text:style-name="T1">Jacques </text:span><text:span text:style-name="T1">Rivière et </text:span><text:span text:style-name="T1">la féconde </text:span><text:span text:style-name="T1">humilité</text:span>, 1926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Audiat, Pierre</text:p>
          </table:table-cell>
          <table:table-cell office:value-type="string">
            <text:p>La biographie de l'oeuvre littéraire. Esquisse d'une méthode critique</text:p>
          </table:table-cell>
          <table:table-cell office:value-type="string">
            <text:p>Honoré Champion</text:p>
          </table:table-cell>
          <table:table-cell office:value-type="float" office:value="1924">
            <text:p>1924</text:p>
          </table:table-cell>
          <table:table-cell table:number-columns-repeated="2"/>
          <table:table-cell office:value-type="string">
            <text:p>Pierre Audiat, <text:span text:style-name="T1">La </text:span><text:span text:style-name="T1">biographie </text:span><text:span text:style-name="T1">de l'oeuvre </text:span><text:span text:style-name="T1">littéraire. </text:span><text:span text:style-name="T1">Esquisse </text:span><text:span text:style-name="T1">d'une </text:span><text:span text:style-name="T1">méthode </text:span><text:span text:style-name="T1">critique</text:span>, Paris, Honoré Champion, 1924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Paulhan, François</text:p>
          </table:table-cell>
          <table:table-cell office:value-type="string">
            <text:p>Psychologie de l'invention</text:p>
          </table:table-cell>
          <table:table-cell office:value-type="string">
            <text:p>Alcan</text:p>
          </table:table-cell>
          <table:table-cell office:value-type="float" office:value="1901">
            <text:p>1901</text:p>
          </table:table-cell>
          <table:table-cell table:number-columns-repeated="2"/>
          <table:table-cell office:value-type="string">
            <text:p>François Paulhan, Psychologie de l'invention, Paris, Alcan, 1901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Reynaud, Louis</text:p>
          </table:table-cell>
          <table:table-cell office:value-type="string">
            <text:p>La crise de notre littérature. Des romantiques à Proust, Gide et Valéry</text:p>
          </table:table-cell>
          <table:table-cell office:value-type="string">
            <text:p>Hachette</text:p>
          </table:table-cell>
          <table:table-cell office:value-type="float" office:value="1929">
            <text:p>1929</text:p>
          </table:table-cell>
          <table:table-cell table:number-columns-repeated="2"/>
          <table:table-cell office:value-type="string">
            <text:p>Louis Reynaud, <text:span text:style-name="T1">La crise de </text:span><text:span text:style-name="T1">notre </text:span><text:span text:style-name="T1">littérature. </text:span><text:span text:style-name="T1">Des </text:span><text:span text:style-name="T1">romantiqu</text:span><text:span text:style-name="T1">es à </text:span><text:span text:style-name="T1">Proust, </text:span><text:span text:style-name="T1">Gide et </text:span><text:span text:style-name="T1">Valéry</text:span>, Paris, Hachette, 1929 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Muller, Jean et Picard, Gaston</text:p>
          </table:table-cell>
          <table:table-cell office:value-type="string">
            <text:p>Les tendances présentes de la littérature française</text:p>
          </table:table-cell>
          <table:table-cell office:value-type="string">
            <text:p>Basset</text:p>
          </table:table-cell>
          <table:table-cell office:value-type="string">
            <text:p>1913-1923</text:p>
          </table:table-cell>
          <table:table-cell table:number-columns-repeated="2"/>
          <table:table-cell office:value-type="string">
            <text:p>Jean Muller et Gaston Picard, <text:span text:style-name="T1">Les </text:span><text:span text:style-name="T1">tendances </text:span><text:span text:style-name="T1">présentes </text:span><text:span text:style-name="T1">de la </text:span><text:span text:style-name="T1">littérature </text:span><text:span text:style-name="T1">française</text:span>, Paris, Basset 1913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Florian-Parmentier, Ernest</text:p>
          </table:table-cell>
          <table:table-cell office:value-type="string">
            <text:p>La littérature et l'époque : Histoire de la littérature française de 1885 à nos jours</text:p>
          </table:table-cell>
          <table:table-cell office:value-type="string">
            <text:p>E. Figuière</text:p>
          </table:table-cell>
          <table:table-cell office:value-type="float" office:value="1914">
            <text:p>1914</text:p>
          </table:table-cell>
          <table:table-cell table:number-columns-repeated="2"/>
          <table:table-cell office:value-type="string">
            <text:p>Ernest Florian-Parmentier, <text:span text:style-name="T1">La </text:span><text:span text:style-name="T1">littérature </text:span><text:span text:style-name="T1">et l'époque </text:span><text:span text:style-name="T1">: Histoire </text:span><text:span text:style-name="T1">de la </text:span><text:span text:style-name="T1">littérature </text:span><text:span text:style-name="T1">française </text:span><text:span text:style-name="T1">de 1885 à </text:span><text:span text:style-name="T1">nos jours,</text:span> Paris, E. Figuière, 1914</text:p>
          </table:table-cell>
          <table:table-cell table:number-columns-repeated="1013"/>
        </table:table-row>
        <table:table-row table:style-name="ro4">
          <table:table-cell office:value-type="string">
            <text:p>Clément Girardi</text:p>
          </table:table-cell>
          <table:table-cell office:value-type="string">
            <text:p>Thibaudet, Albert</text:p>
          </table:table-cell>
          <table:table-cell office:value-type="string">
            <text:p>Physiologie de la critique</text:p>
          </table:table-cell>
          <table:table-cell/>
          <table:table-cell office:value-type="float" office:value="1930">
            <text:p>1930</text:p>
          </table:table-cell>
          <table:table-cell table:number-columns-repeated="2"/>
          <table:table-cell office:value-type="string">
            <text:p>Albert Thibaudet, <text:span text:style-name="T1">Physiologi</text:span><text:span text:style-name="T1">e de la </text:span><text:span text:style-name="T1">critique</text:span>, Paris, éditions de la Nouvelle Revue Critique, 1930</text:p>
          </table:table-cell>
          <table:table-cell table:number-columns-repeated="1013"/>
        </table:table-row>
        <table:table-row table:style-name="ro4" table:number-rows-repeated="1048366">
          <table:table-cell table:number-columns-repeated="1021"/>
        </table:table-row>
        <table:table-row table:style-name="ro5" table:number-rows-repeated="9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6/03/2013</text:date>, <text:time>15:5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2T17:47:59</meta:creation-date>
    <dc:date>2013-03-06T15:50:04</dc:date>
    <meta:editing-duration>PT6H24M54S</meta:editing-duration>
    <meta:editing-cycles>29</meta:editing-cycles>
    <meta:generator>OpenOffice.org/3.4.1$Unix OpenOffice.org_project/341m1$Build-9593</meta:generator>
    <meta:document-statistic meta:table-count="3" meta:cell-count="959" meta:object-count="0"/>
    <meta:user-defined meta:name=""/>
  </office:meta>
</office:document-meta>
</file>